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language="fr" fo:country="CA" officeooo:rsid="000ea320" officeooo:paragraph-rsid="000ea320"/>
    </style:style>
    <style:style style:name="P2" style:family="paragraph" style:parent-style-name="Footer">
      <style:text-properties officeooo:rsid="000ed1a6" officeooo:paragraph-rsid="000ed1a6"/>
    </style:style>
    <style:style style:name="P3" style:family="paragraph" style:parent-style-name="Standard">
      <style:paragraph-properties fo:text-align="center" style:justify-single-word="false"/>
      <style:text-properties fo:font-size="15pt" fo:language="fr" fo:country="CA" officeooo:rsid="000ea320" officeooo:paragraph-rsid="000ea320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fo:language="fr" fo:country="CA" officeooo:rsid="000ea320" officeooo:paragraph-rsid="000ea320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fo:language="fr" fo:country="CA" officeooo:rsid="000ed1a6" officeooo:paragraph-rsid="000ea320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language="fr" fo:country="CA" officeooo:paragraph-rsid="000ea320"/>
    </style:style>
    <style:style style:name="P7" style:family="paragraph" style:parent-style-name="Standard">
      <style:paragraph-properties fo:text-align="start" style:justify-single-word="false"/>
      <style:text-properties fo:font-size="15pt" fo:language="fr" fo:country="CA" officeooo:rsid="000ed1a6" officeooo:paragraph-rsid="000ed1a6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fo:language="fr" fo:country="CA" officeooo:rsid="0012e3aa" officeooo:paragraph-rsid="0012e3aa" style:font-size-asian="15pt" style:font-size-complex="15pt"/>
    </style:style>
    <style:style style:name="T1" style:family="text">
      <style:text-properties fo:language="fr" fo:country="CA"/>
    </style:style>
    <style:style style:name="T2" style:family="text">
      <style:text-properties fo:font-size="15pt" fo:language="fr" fo:country="CA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0ea320" style:font-size-asian="15pt" style:font-size-complex="15pt"/>
    </style:style>
    <style:style style:name="T5" style:family="text">
      <style:text-properties fo:font-size="15pt" officeooo:rsid="000ed1a6" style:font-size-asian="15pt" style:font-size-complex="15pt"/>
    </style:style>
    <style:style style:name="T6" style:family="text">
      <style:text-properties fo:font-size="15pt" officeooo:rsid="000ea320" style:font-size-asian="13.1000003814697pt" style:font-size-complex="15pt"/>
    </style:style>
    <style:style style:name="T7" style:family="text">
      <style:text-properties style:text-position="super 58%" fo:font-size="15pt" officeooo:rsid="000ed1a6" style:font-size-asian="15pt" style:font-size-complex="15pt"/>
    </style:style>
    <style:style style:name="T8" style:family="text">
      <style:text-properties officeooo:rsid="000ea320"/>
    </style:style>
    <style:style style:name="T9" style:family="text">
      <style:text-properties officeooo:rsid="00145bc8"/>
    </style:style>
    <style:style style:name="T10" style:family="text">
      <style:text-properties officeooo:rsid="0015979d"/>
    </style:style>
    <style:style style:name="T11" style:family="text">
      <style:text-properties officeooo:rsid="001784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IFT3913 TP2</text:p>
      <text:p text:style-name="P4"/>
      <text:p text:style-name="P4">Q1.<text:tab/></text:p>
      <text:p text:style-name="P6"><text:span text:style-name="T6"><text:tab/>Nous avons choisies les deux métriques de densité de commentaire et la <text:tab/></text:span><text:span text:style-name="T4">c</text:span><text:span text:style-name="T3">omplexité cyclomatique de McCabe. </text:span><text:span text:style-name="T4">Nous avons premièrement la taille, le <text:tab/>nombre de ligne ici, qui est un indicateur de la complexité et les lignes de <text:tab/>commentaires qui sont une documentation. Plus le rapport entre les deux est <text:tab/>élever plus il y a de documentation par rapport à la complexité. Ici nous <text:tab/>avons 1.25% des lignes qui sont des commentaires. </text:span><text:span text:style-name="T5">Selon une étude</text:span><text:span text:style-name="T7">1 </text:span><text:span text:style-name="T5">le <text:tab/>moyenne de densité de commentaire est de 19%. Avec cette métrique nous <text:tab/>concluons qu’il n’y a pas assez de documentation pour la complexité du <text:tab/>projet. Mais si nous allons un peu plus loin nous pouvons observer qu’il a un <text:tab/>une complexité cyclomatique de McCabe de 669 se qui est très faible pour la <text:tab/>taille du projet. Avec cette nouvelle métrique nous concluons, finalement que <text:tab/>la documentation est suffisante par rapport a la complexité. </text:span></text:p>
      <text:p text:style-name="P5"/>
      <text:p text:style-name="P7">Q2.</text:p>
      <text:p text:style-name="P7"><text:tab/><text:span text:style-name="T10">Pour cette question nous avons, premièrement, choisie LCSEC du tp1. </text:span><text:span text:style-name="T11">Puisqu’il y a très</text:span></text:p>
      <text:p text:style-name="P7"/>
      <text:p text:style-name="P8">Q3.<text:line-break/><text:line-break/>Q4. </text:p>
      <text:p text:style-name="P8"><text:tab/>La première métrique que nous avons choisie cette question est <text:s/><text:span text:style-name="T8">c</text:span>omplexité <text:tab/>cyclomatique de McCabe qui est très faible. Alors, selon cette métrique, <text:tab/>nous pouvons dire que, oui, il peut bien être testé automatiquement puisqu’il <text:tab/>y a moins de cas à tester car le programme peut prendre un petit nombre de <text:tab/>chemins différents. La deuxième métrique que nous avons chois<text:span text:style-name="T9">ie</text:span> est le <text:tab/>RFC, <text:span text:style-name="T9">elle nous donne la même réponse que la première puisque le RFC de <text:tab/>chaque classe est très faible (souvent même zéro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fr" fo:country="CA" officeooo:rsid="000ea320" officeooo:paragraph-rsid="000ea320"/>
    </style:style>
    <style:style style:name="MP2" style:family="paragraph" style:parent-style-name="Footer">
      <style:text-properties officeooo:rsid="000ed1a6" officeooo:paragraph-rsid="000ed1a6"/>
    </style:style>
    <style:style style:name="MT1" style:family="text">
      <style:text-properties fo:language="fr" fo:country="CA"/>
    </style:style>
    <style:style style:name="MT2" style:family="text">
      <style:text-properties fo:font-size="15pt" fo:language="fr" fo:country="CA" style:font-size-asian="15pt" style:font-size-complex="1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Xavier Lapalme 20187052</text:p>
        <text:p text:style-name="MP1">Louis-Andre Brassard </text:p>
      </style:header>
      <style:footer>
        <text:p text:style-name="MP2"><text:span text:style-name="MT1">1. </text:span><text:a xlink:type="simple" xlink:href="https://dirkriehle.com/wp-content/uploads/2009/02/icse-2009-nier-for-" text:style-name="Internet_20_link" text:visited-style-name="Visited_20_Internet_20_Link"><text:span text:style-name="MT2">https://dirkriehle.com/wp-content/uploads/2009/02/icse-2009-nier-for-</text:span></text:a><text:a xlink:type="simple" xlink:href="https://dirkriehle.com/wp-content/uploads/2009/02/icse-2009-nier-for-web.pdf" text:style-name="Internet_20_link" text:visited-style-name="Visited_20_Internet_20_Link"><text:span text:style-name="MT2">web.pdf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4:27:15.626292531</meta:creation-date>
    <dc:date>2022-10-21T21:33:54.206162273</dc:date>
    <meta:editing-duration>PT19M3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259" meta:character-count="1633" meta:non-whitespace-character-count="1358"/>
  </office:meta>
</office:document-meta>
</file>